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9dc3e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stroke-linejoin="miter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9.476cm" fo:min-width="6.452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9.476cm" fo:min-width="9.22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536cm" fo:min-width="6.45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574cm" fo:min-width="0.292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9.476cm" fo:min-width="6.452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536cm" fo:min-width="6.45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6.097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5.966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5.019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7.2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374cm" fo:min-width="5.01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405cm" fo:min-width="0.129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5.01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374cm" fo:min-width="5.018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73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684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5.019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draw:fill="none" fo:min-height="0.512cm"/>
    </style:style>
    <style:style style:name="gr56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374cm" fo:min-width="5.018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5.019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draw:fill="none" fo:min-height="0.512cm"/>
    </style:style>
    <style:style style:name="gr59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.374cm" fo:min-width="5.018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7.471cm" fo:min-width="7.22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88cm" svg:stroke-color="#000000" draw:marker-start="msArrowOvalEnd_20_5" draw:marker-start-width="0.264cm" draw:marker-start-center="true" draw:marker-end="msArrowOvalEnd_20_5" draw:marker-end-width="0.264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notes">
      <style:graphic-properties draw:fill-color="#ffffff" fo:min-height="12.572cm"/>
    </style:style>
    <style:style style:name="P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9dc3e6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normal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normal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normal" fo:hyphenate="false"/>
    </style:style>
    <style:style style:name="P27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normal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6" draw:style-name="gr1" draw:text-style-name="P1" draw:layer="layout" svg:width="2.18cm" svg:height="2.18cm" svg:x="12.571cm" svg:y="7.34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2.18cm" svg:height="2.18cm" svg:x="14.752cm" svg:y="7.34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2.18cm" svg:height="2.18cm" svg:x="16.933cm" svg:y="7.34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2.18cm" svg:height="2.18cm" svg:x="19.115cm" svg:y="7.34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2" draw:text-style-name="P2" draw:layer="layout" svg:width="3.36cm" svg:height="0.001cm" svg:x="10.316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3" draw:style-name="gr3" draw:text-style-name="P3" draw:layer="layout" svg:width="2.18cm" svg:height="2.18cm" svg:x="12.571cm" svg:y="10.583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3" draw:layer="layout" svg:width="2.18cm" svg:height="2.18cm" svg:x="12.571cm" svg:y="12.76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" draw:text-style-name="P4" draw:layer="layout" svg:width="2.18cm" svg:height="2.18cm" svg:x="14.752cm" svg:y="10.583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" draw:text-style-name="P5" draw:layer="layout" svg:width="2.18cm" svg:height="2.18cm" svg:x="16.933cm" svg:y="10.583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" draw:text-style-name="P5" draw:layer="layout" svg:width="2.18cm" svg:height="2.18cm" svg:x="16.933cm" svg:y="12.76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6" draw:layer="layout" svg:width="2.18cm" svg:height="2.18cm" svg:x="19.115cm" svg:y="10.583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6" draw:layer="layout" svg:width="2.18cm" svg:height="2.18cm" svg:x="19.115cm" svg:y="12.764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6" draw:layer="layout" svg:width="2.18cm" svg:height="2.18cm" svg:x="19.115cm" svg:y="14.94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2" draw:text-style-name="P2" draw:layer="layout" svg:width="0.001cm" svg:height="3.271cm" svg:x="13.661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2" draw:text-style-name="P2" draw:layer="layout" svg:width="0.001cm" svg:height="3.271cm" svg:x="15.843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2" draw:text-style-name="P2" draw:layer="layout" svg:width="0.001cm" svg:height="3.271cm" svg:x="18.024cm" svg:y="8.4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2" draw:text-style-name="P2" draw:layer="layout" svg:width="0.001cm" svg:height="3.271cm" svg:x="20.205cm" svg:y="8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7" draw:text-style-name="P8" draw:layer="layout" svg:width="3.39cm" svg:height="1.013cm" svg:x="8.614cm" svg:y="7.073cm">
          <text:p text:style-name="P7"><text:span text:style-name="T1">devices_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8" draw:layer="layout" svg:width="3.212cm" svg:height="1.013cm" svg:x="15.319cm" svg:y="6.317cm">
          <text:p text:style-name="P7"><text:span text:style-name="T1">cl_devic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8" draw:layer="layout" svg:width="2.894cm" svg:height="1.012cm" draw:transform="rotate (1.5707963267949) translate (11.512cm 14.213cm)">
          <text:p text:style-name="P7"><text:span text:style-name="T1">cl_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" draw:text-style-name="P8" draw:layer="layout" svg:width="3.53cm" svg:height="1.013cm" svg:x="8.59cm" svg:y="8.644cm">
          <text:p text:style-name="P7"><text:span text:style-name="T1">cl_device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Rectangle: Rounded Corners 174" draw:style-name="gr9" draw:text-style-name="P10" draw:layer="layout" svg:width="31.987cm" svg:height="14.683cm" svg:x="1.402cm" svg:y="2.011cm">
          <text:p text:style-name="P11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3" draw:style-name="gr10" draw:text-style-name="P3" draw:layer="layout" svg:width="3.153cm" svg:height="1.351cm" svg:x="2.21cm" svg:y="7.133cm">
          <text:p text:style-name="P11"><text:span text:style-name="T2">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0" draw:layer="layout" svg:width="14.496cm" svg:height="4.865cm" svg:x="2.21cm" svg:y="8.47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2" draw:layer="layout" svg:width="14.496cm" svg:height="1.971cm" svg:x="2.21cm" svg:y="13.337cm">
          <text:p text:style-name="P11"><text:span text:style-name="T2">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2" draw:layer="layout" svg:width="4.448cm" svg:height="3.77cm" svg:x="2.809cm" svg:y="9.0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8" draw:layer="layout" svg:width="2.501cm" svg:height="1.013cm" svg:x="8.207cm" svg:y="7.442cm">
          <text:p text:style-name="P7"><text:span text:style-name="T1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13" draw:text-style-name="P13" draw:layer="layout" svg:width="1.609cm" svg:height="1.609cm" svg:x="11.913cm" svg:y="5.043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3" draw:text-style-name="P13" draw:layer="layout" svg:width="1.609cm" svg:height="1.609cm" svg:x="5.364cm" svg:y="5.034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13" draw:text-style-name="P13" draw:layer="layout" svg:width="1.609cm" svg:height="1.609cm" svg:x="14.061cm" svg:y="5.043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14" draw:text-style-name="P14" draw:layer="layout" svg:width="3.057cm" svg:height="1.032cm" svg:x="7.953cm" svg:y="11.08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5" draw:text-style-name="P14" draw:layer="layout" svg:width="3.057cm" svg:height="1.032cm" svg:x="3.492cm" svg:y="11.387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2" draw:layer="layout" svg:width="4.448cm" svg:height="3.77cm" svg:x="11.765cm" svg:y="9.0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16" draw:text-style-name="P2" draw:layer="layout" svg:width="1.402cm" svg:height="0.306cm" svg:x="6.55cm" svg:y="11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7" draw:text-style-name="P1" draw:layer="layout" svg:width="3.057cm" svg:height="1.032cm" svg:x="7.946cm" svg:y="9.366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8" draw:text-style-name="P1" draw:layer="layout" svg:width="3.057cm" svg:height="1.032cm" svg:x="12.38cm" svg:y="11.351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6" draw:text-style-name="P2" draw:layer="layout" svg:width="1.376cm" svg:height="1.983cm" svg:x="11.003cm" svg:y="9.8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7" draw:text-style-name="P8" draw:layer="layout" svg:width="3.818cm" svg:height="1.013cm" svg:x="3.125cm" svg:y="9.036cm">
          <text:p text:style-name="P7"><text:span text:style-name="T1">Device (CP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9" draw:text-style-name="P14" draw:layer="layout" svg:width="3.057cm" svg:height="1.032cm" svg:x="3.492cm" svg:y="10.081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7" draw:text-style-name="P8" draw:layer="layout" svg:width="4.135cm" svg:height="1.013cm" svg:x="11.941cm" svg:y="9.133cm">
          <text:p text:style-name="P7"><text:span text:style-name="T1">Device (FPG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3" draw:style-name="gr20" draw:text-style-name="P2" draw:layer="layout" svg:x1="12.718cm" svg:y1="6.653cm" svg:x2="12.719cm" svg:y2="9.035cm">
          <text:p/>
        </draw:line>
        <draw:line draw:name="Straight Connector 94" draw:style-name="gr20" draw:text-style-name="P2" draw:layer="layout" svg:x1="14.871cm" svg:y1="6.653cm" svg:x2="14.872cm" svg:y2="9.035cm">
          <text:p/>
        </draw:line>
        <draw:line draw:name="Straight Connector 95" draw:style-name="gr20" draw:text-style-name="P2" draw:layer="layout" svg:x1="6.168cm" svg:y1="6.654cm" svg:x2="6.169cm" svg:y2="9.037cm">
          <text:p/>
        </draw:line>
        <draw:custom-shape draw:name="TextBox 96" draw:style-name="gr7" draw:text-style-name="P8" draw:layer="layout" svg:width="3.166cm" svg:height="1.775cm" svg:x="8.987cm" svg:y="4.861cm">
          <text:p text:style-name="P11"><text:span text:style-name="T1">Command</text:span></text:p>
          <text:p text:style-name="P11"><text:span text:style-name="T1">que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21" draw:text-style-name="P15" draw:layer="layout" svg:width="1.132cm" svg:height="2.286cm" svg:x="2.21cm" svg:y="4.84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22" draw:text-style-name="P8" draw:layer="layout" svg:width="2.269cm" svg:height="1.013cm" draw:transform="rotate (1.5707963267949) translate (2.223cm 7.098cm)">
          <text:p text:style-name="P11"><text:span text:style-name="T1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15" draw:layer="layout" svg:width="1.132cm" svg:height="2.286cm" svg:x="3.356cm" svg:y="4.84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22" draw:text-style-name="P8" draw:layer="layout" svg:width="2.269cm" svg:height="1.013cm" draw:transform="rotate (1.5707963267949) translate (3.384cm 7.089cm)">
          <text:p text:style-name="P11"><text:span text:style-name="T1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0" draw:text-style-name="P3" draw:layer="layout" svg:width="3.153cm" svg:height="1.351cm" svg:x="17.511cm" svg:y="7.133cm">
          <text:p text:style-name="P11"><text:span text:style-name="T2">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9" draw:text-style-name="P10" draw:layer="layout" svg:width="14.496cm" svg:height="4.865cm" svg:x="17.511cm" svg:y="8.47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3" draw:text-style-name="P5" draw:layer="layout" svg:width="14.496cm" svg:height="1.971cm" svg:x="17.511cm" svg:y="13.337cm">
          <text:p text:style-name="P11"><text:span text:style-name="T2">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4" draw:text-style-name="P5" draw:layer="layout" svg:width="4.448cm" svg:height="3.77cm" svg:x="18.11cm" svg:y="9.0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7" draw:text-style-name="P8" draw:layer="layout" svg:width="2.501cm" svg:height="1.013cm" svg:x="23.508cm" svg:y="7.442cm">
          <text:p text:style-name="P7"><text:span text:style-name="T1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4" draw:style-name="gr13" draw:text-style-name="P13" draw:layer="layout" svg:width="1.609cm" svg:height="1.609cm" svg:x="27.215cm" svg:y="5.043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5" draw:style-name="gr13" draw:text-style-name="P13" draw:layer="layout" svg:width="1.609cm" svg:height="1.609cm" svg:x="20.665cm" svg:y="5.034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6" draw:style-name="gr13" draw:text-style-name="P13" draw:layer="layout" svg:width="1.609cm" svg:height="1.609cm" svg:x="29.362cm" svg:y="5.043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7" draw:style-name="gr14" draw:text-style-name="P14" draw:layer="layout" svg:width="3.057cm" svg:height="1.032cm" svg:x="23.254cm" svg:y="11.08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5" draw:text-style-name="P14" draw:layer="layout" svg:width="3.057cm" svg:height="1.032cm" svg:x="18.85cm" svg:y="11.376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24" draw:text-style-name="P5" draw:layer="layout" svg:width="4.448cm" svg:height="3.77cm" svg:x="26.981cm" svg:y="9.0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0" draw:style-name="gr16" draw:text-style-name="P2" draw:layer="layout" svg:width="1.345cm" svg:height="0.295cm" svg:x="21.906cm" svg:y="11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1" draw:style-name="gr17" draw:text-style-name="P1" draw:layer="layout" svg:width="3.057cm" svg:height="1.032cm" svg:x="23.247cm" svg:y="9.366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18" draw:text-style-name="P1" draw:layer="layout" svg:width="3.057cm" svg:height="1.032cm" svg:x="27.655cm" svg:y="11.376cm">
          <text:p text:style-name="P11"><text:span text:style-name="T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3" draw:style-name="gr16" draw:text-style-name="P2" draw:layer="layout" svg:width="1.349cm" svg:height="2.009cm" svg:x="26.303cm" svg:y="9.8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24" draw:style-name="gr7" draw:text-style-name="P8" draw:layer="layout" svg:width="3.881cm" svg:height="1.013cm" svg:x="18.427cm" svg:y="9.036cm">
          <text:p text:style-name="P7"><text:span text:style-name="T1">Device (GP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9" draw:text-style-name="P14" draw:layer="layout" svg:width="3.057cm" svg:height="1.032cm" svg:x="18.806cm" svg:y="10.081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7" draw:text-style-name="P8" draw:layer="layout" svg:width="3.881cm" svg:height="1.013cm" svg:x="27.243cm" svg:y="9.133cm">
          <text:p text:style-name="P7"><text:span text:style-name="T1">Device (GP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20" draw:text-style-name="P2" draw:layer="layout" svg:x1="28.019cm" svg:y1="6.653cm" svg:x2="28.02cm" svg:y2="9.035cm">
          <text:p/>
        </draw:line>
        <draw:line draw:name="Straight Connector 128" draw:style-name="gr20" draw:text-style-name="P2" draw:layer="layout" svg:x1="30.173cm" svg:y1="6.653cm" svg:x2="30.174cm" svg:y2="9.035cm">
          <text:p/>
        </draw:line>
        <draw:line draw:name="Straight Connector 129" draw:style-name="gr20" draw:text-style-name="P2" draw:layer="layout" svg:x1="21.469cm" svg:y1="6.654cm" svg:x2="21.47cm" svg:y2="9.037cm">
          <text:p/>
        </draw:line>
        <draw:custom-shape draw:name="TextBox 130" draw:style-name="gr7" draw:text-style-name="P8" draw:layer="layout" svg:width="3.166cm" svg:height="1.775cm" svg:x="23.006cm" svg:y="5.092cm">
          <text:p text:style-name="P11"><text:span text:style-name="T1">Command</text:span></text:p>
          <text:p text:style-name="P11"><text:span text:style-name="T1">que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1" draw:text-style-name="P15" draw:layer="layout" svg:width="1.132cm" svg:height="2.286cm" svg:x="17.511cm" svg:y="4.84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22" draw:text-style-name="P8" draw:layer="layout" svg:width="2.269cm" svg:height="1.013cm" draw:transform="rotate (1.5707963267949) translate (17.525cm 7.098cm)">
          <text:p text:style-name="P11"><text:span text:style-name="T1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1" draw:text-style-name="P15" draw:layer="layout" svg:width="1.132cm" svg:height="2.286cm" svg:x="18.657cm" svg:y="4.84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22" draw:text-style-name="P8" draw:layer="layout" svg:width="2.269cm" svg:height="1.013cm" draw:transform="rotate (1.5707963267949) translate (18.686cm 7.089cm)">
          <text:p text:style-name="P11"><text:span text:style-name="T1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5" draw:style-name="gr13" draw:text-style-name="P13" draw:layer="layout" svg:width="1.609cm" svg:height="1.609cm" svg:x="7.63cm" svg:y="5.065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20" draw:text-style-name="P2" draw:layer="layout" svg:x1="8.13cm" svg:y1="6.643cm" svg:x2="7.257cm" svg:y2="9.017cm">
          <text:p/>
        </draw:line>
        <draw:line draw:name="Straight Connector 142" draw:style-name="gr25" draw:text-style-name="P2" draw:layer="layout" svg:x1="5.363cm" svg:y1="4.137cm" svg:x2="5.599cm" svg:y2="5.269cm">
          <text:p/>
        </draw:line>
        <draw:custom-shape draw:name="Rectangle: Rounded Corners 144" draw:style-name="gr26" draw:text-style-name="P16" draw:layer="layout" svg:width="2.596cm" svg:height="1.102cm" svg:x="4.065cm" svg:y="3.035cm">
          <text:p text:style-name="P11"><text:span text:style-name="T2">Ev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5" draw:style-name="gr26" draw:text-style-name="P16" draw:layer="layout" svg:width="2.596cm" svg:height="1.102cm" svg:x="25.916cm" svg:y="3.024cm">
          <text:p text:style-name="P11"><text:span text:style-name="T2">Ev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6" draw:style-name="gr26" draw:text-style-name="P16" draw:layer="layout" svg:width="2.596cm" svg:height="1.102cm" svg:x="29.674cm" svg:y="3.036cm">
          <text:p text:style-name="P11"><text:span text:style-name="T2">Ev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26" draw:text-style-name="P16" draw:layer="layout" svg:width="2.596cm" svg:height="1.102cm" svg:x="7.895cm" svg:y="3.013cm">
          <text:p text:style-name="P11"><text:span text:style-name="T2">Ev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50" draw:style-name="gr25" draw:text-style-name="P2" draw:layer="layout" svg:x1="9.193cm" svg:y1="4.115cm" svg:x2="9.003cm" svg:y2="5.3cm">
          <text:p/>
        </draw:line>
        <draw:line draw:name="Straight Connector 154" draw:style-name="gr25" draw:text-style-name="P2" draw:layer="layout" svg:x1="27.214cm" svg:y1="4.126cm" svg:x2="27.45cm" svg:y2="5.279cm">
          <text:p/>
        </draw:line>
        <draw:line draw:name="Straight Connector 157" draw:style-name="gr25" draw:text-style-name="P2" draw:layer="layout" svg:x1="30.972cm" svg:y1="4.139cm" svg:x2="30.736cm" svg:y2="5.279cm">
          <text:p/>
        </draw:line>
        <draw:line draw:name="Straight Connector 160" draw:style-name="gr25" draw:text-style-name="P2" draw:layer="layout" svg:x1="6.662cm" svg:y1="3.586cm" svg:x2="7.894cm" svg:y2="3.564cm">
          <text:p/>
        </draw:line>
        <draw:line draw:name="Straight Connector 163" draw:style-name="gr25" draw:text-style-name="P2" draw:layer="layout" svg:x1="28.513cm" svg:y1="3.575cm" svg:x2="29.673cm" svg:y2="3.587cm">
          <text:p/>
        </draw:line>
        <draw:custom-shape draw:name="TextBox 175" draw:style-name="gr7" draw:text-style-name="P8" draw:layer="layout" svg:width="2.869cm" svg:height="1.775cm" svg:x="15.496cm" svg:y="2.01cm">
          <text:p text:style-name="P7"><text:span text:style-name="T3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3" draw:style-name="gr27" draw:text-style-name="P18" draw:layer="layout" svg:width="6.951cm" svg:height="9.725cm" svg:x="4.244cm" svg:y="3.843cm">
          <text:p text:style-name="P17"><text:span text:style-name="T2">Matrix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8" draw:layer="layout" svg:width="9.725cm" svg:height="9.725cm" draw:transform="rotate (1.5707963267949) translate (23.456cm 13.569cm)">
          <text:p text:style-name="P17"><text:span text:style-name="T2">Matrix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9" draw:text-style-name="P2" draw:layer="layout" svg:x1="3.007cm" svg:y1="3.843cm" svg:x2="3.008cm" svg:y2="13.568cm">
          <text:p/>
        </draw:line>
        <draw:custom-shape draw:name="Rectangle 8" draw:style-name="gr30" draw:text-style-name="P19" draw:layer="layout" svg:width="6.95cm" svg:height="0.785cm" svg:x="4.244cm" svg:y="6.858cm">
          <text:p text:style-name="P17"><text:span text:style-name="T2">Row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0.791cm" svg:height="0.823cm" draw:transform="rotate (-1.5707963267949) translate (26.868cm 6.85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18" draw:layer="layout" svg:width="6.951cm" svg:height="9.725cm" draw:transform="rotate (1.5707963267949) translate (12.538cm 12.182cm)">
          <text:p text:style-name="P17"><text:span text:style-name="T2">Matrix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3" draw:text-style-name="P19" draw:layer="layout" svg:width="6.95cm" svg:height="0.785cm" draw:transform="rotate (-1.5707963267949) translate (15.52cm 5.23cm)">
          <text:p text:style-name="P17"><text:span text:style-name="T2">C</text:span><text:span text:style-name="T2">o</text:span><text:span text:style-name="T2">l</text:span><text:span text:style-name="T2">u</text:span><text:span text:style-name="T2">m</text:span><text:span text:style-name="T2">n</text:span><text:span text:style-name="T2"> </text:span><text:span text:style-name="T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34" draw:text-style-name="P2" draw:layer="layout" svg:width="6.597cm" svg:height="0.001cm" svg:x="4.421cm" svg:y="6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35" draw:text-style-name="P2" draw:layer="layout" svg:width="0.001cm" svg:height="6.216cm" svg:x="15.922cm" svg:y="5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6" draw:text-style-name="P20" draw:layer="layout" svg:width="0.931cm" svg:height="1.436cm" svg:x="11.401cm" svg:y="8.18cm">
          <text:p text:style-name="P17"><text:span text:style-name="T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7" draw:text-style-name="P20" draw:layer="layout" svg:width="0.994cm" svg:height="1.436cm" svg:x="22.362cm" svg:y="8.18cm">
          <text:p text:style-name="P17"><text:span text:style-name="T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8" draw:text-style-name="P22" draw:layer="layout" svg:width="4.093cm" svg:height="1.013cm" svg:x="24.409cm" svg:y="5.573cm">
          <text:p text:style-name="P21"><text:span text:style-name="T2">Position (m,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9" draw:text-style-name="P22" draw:layer="layout" svg:width="2.432cm" svg:height="1.012cm" draw:transform="rotate (1.5707963267949) translate (1.824cm 10.124cm)">
          <text:p text:style-name="P21"><text:span text:style-name="T1">M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29" draw:text-style-name="P2" draw:layer="layout" svg:x1="22.264cm" svg:y1="4.473cm" svg:x2="12.538cm" svg:y2="4.474cm">
          <text:p/>
        </draw:line>
        <draw:custom-shape draw:name="TextBox 28" draw:style-name="gr40" draw:text-style-name="P22" draw:layer="layout" svg:width="3.225cm" svg:height="1.013cm" svg:x="15.713cm" svg:y="3.313cm">
          <text:p text:style-name="P21"><text:span text:style-name="T1">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Rectangle 3" draw:style-name="gr41" draw:text-style-name="P18" draw:layer="layout" svg:width="5.518cm" svg:height="7.72cm" svg:x="7.001cm" svg:y="0.929cm">
          <text:p text:style-name="P11"><text:span text:style-name="T2">Matrix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2" draw:text-style-name="P18" draw:layer="layout" svg:width="7.719cm" svg:height="7.72cm" draw:transform="rotate (1.5707963267949) translate (23.368cm 8.989cm)">
          <text:p text:style-name="P11"><text:span text:style-name="T2">Matrix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9" draw:text-style-name="P2" draw:layer="layout" svg:x1="6.019cm" svg:y1="0.929cm" svg:x2="6.02cm" svg:y2="8.649cm">
          <text:p/>
        </draw:line>
        <draw:custom-shape draw:name="Rectangle 8" draw:style-name="gr43" draw:text-style-name="P19" draw:layer="layout" svg:width="5.517cm" svg:height="0.623cm" svg:x="7.001cm" svg:y="3.322cm">
          <text:p text:style-name="P11"><text:span text:style-name="T2">Row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0.628cm" svg:height="0.654cm" draw:transform="rotate (-1.5707963267949) translate (26.67cm 3.182cm)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18" draw:layer="layout" svg:width="5.517cm" svg:height="7.72cm" draw:transform="rotate (1.5707963267949) translate (13.585cm 7.548cm)">
          <text:p text:style-name="P11"><text:span text:style-name="T2">Matrix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9" draw:layer="layout" svg:width="5.517cm" svg:height="0.623cm" draw:transform="rotate (-1.5707963267949) translate (15.952cm 2.03cm)">
          <text:p text:style-name="P11"><text:span text:style-name="T2">Column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7" draw:text-style-name="P2" draw:layer="layout" svg:width="5.236cm" svg:height="0.001cm" svg:x="7.142cm" svg:y="3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8" draw:text-style-name="P2" draw:layer="layout" svg:width="0.001cm" svg:height="4.934cm" svg:x="16.271cm" svg:y="2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49" draw:text-style-name="P20" draw:layer="layout" svg:width="0.927cm" svg:height="1.434cm" svg:x="12.589cm" svg:y="4.372cm">
          <text:p text:style-name="P11"><text:span text:style-name="T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0" draw:text-style-name="P20" draw:layer="layout" svg:width="0.99cm" svg:height="1.434cm" svg:x="21.828cm" svg:y="4.461cm">
          <text:p text:style-name="P11"><text:span text:style-name="T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1" draw:text-style-name="P22" draw:layer="layout" svg:width="4.089cm" svg:height="1.011cm" svg:x="24.13cm" svg:y="2.037cm">
          <text:p text:style-name="P7"><text:span text:style-name="T2">Position (m,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2" draw:text-style-name="P22" draw:layer="layout" svg:width="2.43cm" svg:height="1.012cm" draw:transform="rotate (1.5707963267949) translate (5.08cm 6.164cm)">
          <text:p text:style-name="P7"><text:span text:style-name="T1">M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29" draw:text-style-name="P2" draw:layer="layout" svg:x1="21.306cm" svg:y1="1.429cm" svg:x2="13.585cm" svg:y2="1.43cm">
          <text:p/>
        </draw:line>
        <draw:custom-shape draw:name="TextBox 28" draw:style-name="gr53" draw:text-style-name="P22" draw:layer="layout" svg:width="3.221cm" svg:height="1.011cm" svg:x="15.775cm" svg:y="0.508cm">
          <text:p text:style-name="P7"><text:span text:style-name="T1">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4" draw:text-style-name="P24" draw:layer="layout" svg:width="5.518cm" svg:height="7.72cm" draw:transform="rotate (1.5707963267949) translate (5.234cm 15.932cm)">
          <text:p text:style-name="P2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26" draw:layer="layout" svg:width="3.556cm" svg:height="0.882cm" svg:x="7.704cm" svg:y="12.808cm">
          <draw:text-box>
            <text:p text:style-name="P25"><text:span text:style-name="T5">Matrix A</text:span></text:p>
          </draw:text-box>
        </draw:frame>
        <draw:custom-shape draw:name="Rectangle 13" draw:style-name="gr56" draw:text-style-name="P27" draw:layer="layout" svg:width="5.517cm" svg:height="0.623cm" draw:transform="rotate (-1.5707963267949) translate (7.211cm 10.414cm)">
          <text:p text:style-name="P25"><text:span text:style-name="T5">Column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7" draw:text-style-name="P18" draw:layer="layout" svg:width="5.518cm" svg:height="7.72cm" draw:transform="rotate (1.5707963267949) translate (14.224cm 15.9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8" draw:layer="layout" svg:width="3.556cm" svg:height="0.882cm" svg:x="16.694cm" svg:y="12.808cm">
          <draw:text-box>
            <text:p text:style-name="P11"><text:span text:style-name="T2">Matrix B</text:span></text:p>
          </draw:text-box>
        </draw:frame>
        <draw:custom-shape draw:name="Rectangle 13" draw:style-name="gr59" draw:text-style-name="P19" draw:layer="layout" svg:width="5.517cm" svg:height="0.623cm" draw:transform="rotate (-1.5707963267949) translate (20.943cm 10.415cm)">
          <text:p text:style-name="P11"><text:span text:style-name="T2">Column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0" draw:text-style-name="P18" draw:layer="layout" svg:width="7.719cm" svg:height="7.72cm" draw:transform="rotate (1.5707963267949) translate (23.368cm 17.78cm)">
          <text:p text:style-name="P11"><text:span text:style-name="T2">Matrix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0.628cm" svg:height="0.654cm" draw:transform="rotate (-1.5707963267949) translate (29.972cm 11.9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1" draw:text-style-name="P22" draw:layer="layout" svg:width="4.089cm" svg:height="1.011cm" svg:x="26.999cm" svg:y="10.828cm">
          <text:p text:style-name="P7"><text:span text:style-name="T2">Position (m,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62" draw:text-style-name="P2" draw:layer="layout" svg:x1="5.234cm" svg:y1="16.51cm" svg:x2="12.954cm" svg:y2="16.51cm">
          <text:p/>
        </draw:line>
        <draw:custom-shape draw:name="TextBox 22" draw:style-name="gr63" draw:text-style-name="P22" draw:layer="layout" svg:width="3.352cm" svg:height="1.012cm" svg:x="7.62cm" svg:y="16.51cm">
          <text:p text:style-name="P7"><text:span text:style-name="T1">M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29" draw:text-style-name="P2" draw:layer="layout" svg:x1="21.945cm" svg:y1="9.906cm" svg:x2="14.224cm" svg:y2="9.907cm">
          <text:p/>
        </draw:line>
        <draw:custom-shape draw:name="TextBox 28" draw:style-name="gr64" draw:text-style-name="P22" draw:layer="layout" svg:width="3.221cm" svg:height="1.011cm" svg:x="16.591cm" svg:y="8.641cm">
          <text:p text:style-name="P7"><text:span text:style-name="T1">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5" draw:text-style-name="P20" draw:layer="layout" svg:width="0.927cm" svg:height="1.434cm" svg:x="12.589cm" svg:y="4.372cm">
          <text:p text:style-name="P11"><text:span text:style-name="T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6" draw:text-style-name="P20" draw:layer="layout" svg:width="0.927cm" svg:height="1.434cm" svg:x="13.132cm" svg:y="12.643cm">
          <text:p text:style-name="P11"><text:span text:style-name="T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7" draw:text-style-name="P20" draw:layer="layout" svg:width="0.99cm" svg:height="1.434cm" svg:x="22.124cm" svg:y="12.954cm">
          <text:p text:style-name="P11"><text:span text:style-name="T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9" draw:layer="layout" svg:width="3.072cm" svg:height="0.954cm" svg:x="1.27cm" svg:y="4.064cm">
          <draw:text-box>
            <text:p>Standard</text:p>
          </draw:text-box>
        </draw:frame>
        <draw:frame draw:style-name="gr68" draw:text-style-name="P29" draw:layer="layout" svg:width="3.821cm" svg:height="0.954cm" svg:x="1.016cm" svg:y="12.762cm">
          <draw:text-box>
            <text:p>Transposed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4" draw:style-name="gr9" draw:text-style-name="P10" draw:layer="layout" svg:width="1.459cm" svg:height="1.459cm" svg:x="6.214cm" svg:y="8.3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9" draw:text-style-name="P16" draw:layer="layout" svg:width="1.459cm" svg:height="1.459cm" svg:x="6.214cm" svg:y="6.9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9" draw:text-style-name="P16" draw:layer="layout" svg:width="1.459cm" svg:height="1.459cm" svg:x="7.673cm" svg:y="6.9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9" draw:text-style-name="P16" draw:layer="layout" svg:width="1.459cm" svg:height="1.459cm" svg:x="7.673cm" svg:y="8.3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9" draw:text-style-name="P16" draw:layer="layout" svg:width="1.459cm" svg:height="1.459cm" svg:x="6.214cm" svg:y="5.45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0" draw:layer="layout" svg:width="1.459cm" svg:height="1.459cm" svg:x="7.673cm" svg:y="5.45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9" draw:text-style-name="P16" draw:layer="layout" svg:width="1.459cm" svg:height="1.459cm" svg:x="9.133cm" svg:y="5.45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0" draw:layer="layout" svg:width="1.459cm" svg:height="1.459cm" svg:x="9.133cm" svg:y="6.91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9" draw:text-style-name="P16" draw:layer="layout" svg:width="1.459cm" svg:height="1.459cm" svg:x="9.133cm" svg:y="8.3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9" draw:text-style-name="P16" draw:layer="layout" svg:width="1.459cm" svg:height="1.459cm" svg:x="1.409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8" draw:layer="layout" svg:width="3.509cm" svg:height="1.098cm" svg:x="0.312cm" svg:y="4.727cm">
          <text:p text:style-name="P7"><text:span text:style-name="T6">Work 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8" draw:layer="layout" svg:width="4.004cm" svg:height="1.098cm" svg:x="6.396cm" svg:y="4.171cm">
          <text:p text:style-name="P7"><text:span text:style-name="T6">Work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70" draw:text-style-name="P2" draw:layer="layout" svg:x1="5.463cm" svg:y1="5.456cm" svg:x2="5.464cm" svg:y2="9.836cm">
          <text:p/>
        </draw:line>
        <draw:custom-shape draw:name="TextBox 18" draw:style-name="gr7" draw:text-style-name="P8" draw:layer="layout" svg:width="4.392cm" svg:height="0.926cm" draw:transform="rotate (1.5707963267949) translate (4.435cm 9.844cm)">
          <text:p text:style-name="P7"><text:span text:style-name="T7">Local size (dim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8" draw:layer="layout" svg:width="4.393cm" svg:height="0.927cm" svg:x="6.201cm" svg:y="10.761cm">
          <text:p text:style-name="P7"><text:span text:style-name="T7">Local size (dim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" draw:text-style-name="P10" draw:layer="layout" svg:width="1.459cm" svg:height="1.459cm" svg:x="14.014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69" draw:text-style-name="P16" draw:layer="layout" svg:width="1.459cm" svg:height="1.459cm" svg:x="14.014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9" draw:text-style-name="P16" draw:layer="layout" svg:width="1.459cm" svg:height="1.459cm" svg:x="15.474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9" draw:text-style-name="P16" draw:layer="layout" svg:width="1.459cm" svg:height="1.459cm" svg:x="15.474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9" draw:text-style-name="P16" draw:layer="layout" svg:width="1.459cm" svg:height="1.459cm" svg:x="14.014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9" draw:text-style-name="P16" draw:layer="layout" svg:width="1.459cm" svg:height="1.459cm" svg:x="15.474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9" draw:text-style-name="P16" draw:layer="layout" svg:width="1.459cm" svg:height="1.459cm" svg:x="16.933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9" draw:text-style-name="P16" draw:layer="layout" svg:width="1.459cm" svg:height="1.459cm" svg:x="16.933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9" draw:text-style-name="P16" draw:layer="layout" svg:width="1.459cm" svg:height="1.459cm" svg:x="16.933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9" draw:text-style-name="P16" draw:layer="layout" svg:width="1.459cm" svg:height="1.459cm" svg:x="14.014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10" draw:layer="layout" svg:width="1.459cm" svg:height="1.459cm" svg:x="14.014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9" draw:text-style-name="P16" draw:layer="layout" svg:width="1.459cm" svg:height="1.459cm" svg:x="15.474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9" draw:text-style-name="P16" draw:layer="layout" svg:width="1.459cm" svg:height="1.459cm" svg:x="15.474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69" draw:text-style-name="P16" draw:layer="layout" svg:width="1.459cm" svg:height="1.459cm" svg:x="14.014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9" draw:text-style-name="P16" draw:layer="layout" svg:width="1.459cm" svg:height="1.459cm" svg:x="15.474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10" draw:layer="layout" svg:width="1.459cm" svg:height="1.459cm" svg:x="16.933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9" draw:text-style-name="P16" draw:layer="layout" svg:width="1.459cm" svg:height="1.459cm" svg:x="16.933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9" draw:text-style-name="P16" draw:layer="layout" svg:width="1.459cm" svg:height="1.459cm" svg:x="16.933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9" draw:text-style-name="P16" draw:layer="layout" svg:width="1.459cm" svg:height="1.459cm" svg:x="18.888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69" draw:text-style-name="P16" draw:layer="layout" svg:width="1.459cm" svg:height="1.459cm" svg:x="18.888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69" draw:text-style-name="P16" draw:layer="layout" svg:width="1.459cm" svg:height="1.459cm" svg:x="20.348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9" draw:text-style-name="P16" draw:layer="layout" svg:width="1.459cm" svg:height="1.459cm" svg:x="20.348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69" draw:text-style-name="P16" draw:layer="layout" svg:width="1.459cm" svg:height="1.459cm" svg:x="18.888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9" draw:text-style-name="P16" draw:layer="layout" svg:width="1.459cm" svg:height="1.459cm" svg:x="20.348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9" draw:text-style-name="P16" draw:layer="layout" svg:width="1.459cm" svg:height="1.459cm" svg:x="21.808cm" svg:y="3.26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9" draw:text-style-name="P16" draw:layer="layout" svg:width="1.459cm" svg:height="1.459cm" svg:x="21.808cm" svg:y="4.72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9" draw:text-style-name="P16" draw:layer="layout" svg:width="1.459cm" svg:height="1.459cm" svg:x="21.808cm" svg:y="6.18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9" draw:text-style-name="P16" draw:layer="layout" svg:width="1.459cm" svg:height="1.459cm" svg:x="18.888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9" draw:text-style-name="P16" draw:layer="layout" svg:width="1.459cm" svg:height="1.459cm" svg:x="18.888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9" draw:text-style-name="P16" draw:layer="layout" svg:width="1.459cm" svg:height="1.459cm" svg:x="20.348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9" draw:text-style-name="P16" draw:layer="layout" svg:width="1.459cm" svg:height="1.459cm" svg:x="20.348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9" draw:text-style-name="P16" draw:layer="layout" svg:width="1.459cm" svg:height="1.459cm" svg:x="18.888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9" draw:text-style-name="P16" draw:layer="layout" svg:width="1.459cm" svg:height="1.459cm" svg:x="20.348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9" draw:text-style-name="P16" draw:layer="layout" svg:width="1.459cm" svg:height="1.459cm" svg:x="21.808cm" svg:y="8.05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9" draw:text-style-name="P16" draw:layer="layout" svg:width="1.459cm" svg:height="1.459cm" svg:x="21.808cm" svg:y="9.51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69" draw:text-style-name="P16" draw:layer="layout" svg:width="1.459cm" svg:height="1.459cm" svg:x="21.808cm" svg:y="10.976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7" draw:text-style-name="P8" draw:layer="layout" svg:width="5.773cm" svg:height="1.097cm" draw:transform="rotate (1.5707963267949) translate (11.914cm 10.944cm)">
          <text:p text:style-name="P7"><text:span text:style-name="T6">Global size (dim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" draw:style-name="gr70" draw:text-style-name="P2" draw:layer="layout" svg:x1="13.418cm" svg:y1="3.267cm" svg:x2="13.419cm" svg:y2="12.435cm">
          <text:p/>
        </draw:line>
        <draw:custom-shape draw:name="TextBox 59" draw:style-name="gr7" draw:text-style-name="P8" draw:layer="layout" svg:width="5.774cm" svg:height="1.098cm" svg:x="15.753cm" svg:y="13.449cm">
          <text:p text:style-name="P7"><text:span text:style-name="T6">Global size (dim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0" draw:style-name="gr70" draw:text-style-name="P2" draw:layer="layout" svg:x1="14.013cm" svg:y1="13.101cm" svg:x2="23.267cm" svg:y2="13.102cm">
          <text:p/>
        </draw:line>
        <draw:line draw:name="Straight Connector 65" draw:style-name="gr70" draw:text-style-name="P2" draw:layer="layout" svg:x1="10.592cm" svg:y1="10.533cm" svg:x2="6.213cm" svg:y2="10.534cm">
          <text:p/>
        </draw:lin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3-28">3/28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3-28">3/28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by Potter</meta:initial-creator>
    <meta:editing-cycles>31</meta:editing-cycles>
    <meta:creation-date>2018-01-29T07:49:48</meta:creation-date>
    <dc:date>2018-03-28T11:52:52.195711766</dc:date>
    <meta:editing-duration>PT9H48M2S</meta:editing-duration>
    <meta:generator>LibreOffice/5.3.5.2$Linux_X86_64 LibreOffice_project/30m0$Build-2</meta:generator>
    <meta:document-statistic meta:object-count="2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